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size="13pt" style:font-size-asian="13pt" style:font-size-complex="13pt"/>
    </style:style>
    <style:style style:name="ce2" style:family="table-cell" style:parent-style-name="Default" style:data-style-name="N1">
      <style:text-properties fo:font-size="13pt" style:font-size-asian="13pt" style:font-size-complex="13pt"/>
    </style:style>
    <style:style style:name="ce3" style:family="table-cell" style:parent-style-name="Default" style:data-style-name="N1">
      <style:text-properties fo:color="#303030" style:text-outline="false" style:text-line-through-style="none" style:text-line-through-type="none" style:font-name="Ubuntu" fo:font-size="13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color="#303030" style:text-outline="false" style:text-line-through-style="none" style:text-line-through-type="none" style:font-name="Ubuntu" fo:font-size="13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4"/>
        <table:table-row table:style-name="ro1">
          <table:table-cell table:number-columns-repeated="4"/>
          <table:table-cell table:style-name="ce5" table:formula="of:=100*(4.2-3.5) -500" office:value-type="float" office:value="-430" calcext:value-type="float">
            <text:p>-430</text:p>
          </table:table-cell>
          <table:table-cell table:formula="of:=2808.3808 * [.A2]^4 - 43560.9157 * [.A2]^3 + 252848.5888 * [.A2]^2 - 650767.4615 * [.A2] + 626532.5703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1">
          <table:table-cell office:value-type="float" office:value="3.5" calcext:value-type="float">
            <text:p>3,50</text:p>
          </table:table-cell>
          <table:table-cell table:style-name="ce3" table:formula="of:=2808.3808 * [.A2]^4 - 43560.9157 * [.A2]^3 + 252848.5888 * [.A2]^2 - 650767.4615 * [.A2] + 626532.5703" office:value-type="float" office:value="0.0510125001892448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.52" calcext:value-type="float">
            <text:p>3,52</text:p>
          </table:table-cell>
          <table:table-cell table:style-name="ce3" table:formula="of:=2808.3808 * [.A3]^4 - 43560.9157 * [.A3]^3 + 252848.5888 * [.A3]^2 - 650767.4615 * [.A3] + 626532.5703" office:value-type="float" office:value="-0.306195235112682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.54" calcext:value-type="float">
            <text:p>3,54</text:p>
          </table:table-cell>
          <table:table-cell table:style-name="ce3" table:formula="of:=2808.3808 * [.A4]^4 - 43560.9157 * [.A4]^3 + 252848.5888 * [.A4]^2 - 650767.4615 * [.A4] + 626532.5703" office:value-type="float" office:value="0.6391659474466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.56" calcext:value-type="float">
            <text:p>3,56</text:p>
          </table:table-cell>
          <table:table-cell table:style-name="ce3" table:formula="of:=2808.3808 * [.A5]^4 - 43560.9157 * [.A5]^3 + 252848.5888 * [.A5]^2 - 650767.4615 * [.A5] + 626532.5703" office:value-type="float" office:value="2.69958026357926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.58" calcext:value-type="float">
            <text:p>3,58</text:p>
          </table:table-cell>
          <table:table-cell table:style-name="ce3" table:formula="of:=2808.3808 * [.A6]^4 - 43560.9157 * [.A6]^3 + 252848.5888 * [.A6]^2 - 650767.4615 * [.A6] + 626532.5703" office:value-type="float" office:value="5.69831611332484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3.6" calcext:value-type="float">
            <text:p>3,60</text:p>
          </table:table-cell>
          <table:table-cell table:style-name="ce3" table:formula="of:=2808.3808 * [.A7]^4 - 43560.9157 * [.A7]^3 + 252848.5888 * [.A7]^2 - 650767.4615 * [.A7] + 626532.5703" office:value-type="float" office:value="9.4694260803517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.62" calcext:value-type="float">
            <text:p>3,62</text:p>
          </table:table-cell>
          <table:table-cell table:style-name="ce3" table:formula="of:=2808.3808 * [.A8]^4 - 43560.9157 * [.A8]^3 + 252848.5888 * [.A8]^2 - 650767.4615 * [.A8] + 626532.5703" office:value-type="float" office:value="13.8577469261363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.64" calcext:value-type="float">
            <text:p>3,64</text:p>
          </table:table-cell>
          <table:table-cell table:style-name="ce3" table:formula="of:=2808.3808 * [.A9]^4 - 43560.9157 * [.A9]^3 + 252848.5888 * [.A9]^2 - 650767.4615 * [.A9] + 626532.5703" office:value-type="float" office:value="18.7188996004406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3.66" calcext:value-type="float">
            <text:p>3,66</text:p>
          </table:table-cell>
          <table:table-cell table:style-name="ce3" table:formula="of:=2808.3808 * [.A10]^4 - 43560.9157 * [.A10]^3 + 252848.5888 * [.A10]^2 - 650767.4615 * [.A10] + 626532.5703" office:value-type="float" office:value="23.9192892294377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3.68" calcext:value-type="float">
            <text:p>3,68</text:p>
          </table:table-cell>
          <table:table-cell table:style-name="ce3" table:formula="of:=2808.3808 * [.A11]^4 - 43560.9157 * [.A11]^3 + 252848.5888 * [.A11]^2 - 650767.4615 * [.A11] + 626532.5703" office:value-type="float" office:value="29.3361051245593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.7" calcext:value-type="float">
            <text:p>3,70</text:p>
          </table:table-cell>
          <table:table-cell table:style-name="ce3" table:formula="of:=2808.3808 * [.A12]^4 - 43560.9157 * [.A12]^3 + 252848.5888 * [.A12]^2 - 650767.4615 * [.A12] + 626532.5703" office:value-type="float" office:value="34.8573207801674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.72" calcext:value-type="float">
            <text:p>3,72</text:p>
          </table:table-cell>
          <table:table-cell table:style-name="ce3" table:formula="of:=2808.3808 * [.A13]^4 - 43560.9157 * [.A13]^3 + 252848.5888 * [.A13]^2 - 650767.4615 * [.A13] + 626532.5703" office:value-type="float" office:value="40.3816938709933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3.74" calcext:value-type="float">
            <text:p>3,74</text:p>
          </table:table-cell>
          <table:table-cell table:style-name="ce3" table:formula="of:=2808.3808 * [.A14]^4 - 43560.9157 * [.A14]^3 + 252848.5888 * [.A14]^2 - 650767.4615 * [.A14] + 626532.5703" office:value-type="float" office:value="45.8187662556302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3.76" calcext:value-type="float">
            <text:p>3,76</text:p>
          </table:table-cell>
          <table:table-cell table:style-name="ce3" table:formula="of:=2808.3808 * [.A15]^4 - 43560.9157 * [.A15]^3 + 252848.5888 * [.A15]^2 - 650767.4615 * [.A15] + 626532.5703" office:value-type="float" office:value="51.0888639728073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3.78" calcext:value-type="float">
            <text:p>3,78</text:p>
          </table:table-cell>
          <table:table-cell table:style-name="ce3" table:formula="of:=2808.3808 * [.A16]^4 - 43560.9157 * [.A16]^3 + 252848.5888 * [.A16]^2 - 650767.4615 * [.A16] + 626532.5703" office:value-type="float" office:value="56.1230972458143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3.8" calcext:value-type="float">
            <text:p>3,80</text:p>
          </table:table-cell>
          <table:table-cell table:style-name="ce3" table:formula="of:=2808.3808 * [.A17]^4 - 43560.9157 * [.A17]^3 + 252848.5888 * [.A17]^2 - 650767.4615 * [.A17] + 626532.5703" office:value-type="float" office:value="60.8633604801726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3.82" calcext:value-type="float">
            <text:p>3,82</text:p>
          </table:table-cell>
          <table:table-cell table:style-name="ce3" table:formula="of:=2808.3808 * [.A18]^4 - 43560.9157 * [.A18]^3 + 252848.5888 * [.A18]^2 - 650767.4615 * [.A18] + 626532.5703" office:value-type="float" office:value="65.2623322620057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style-name="ce3" table:formula="of:=2808.3808 * [.A19]^4 - 43560.9157 * [.A19]^3 + 252848.5888 * [.A19]^2 - 650767.4615 * [.A19] + 626532.5703" office:value-type="float" office:value="69.2834753596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float" office:value="3.86" calcext:value-type="float">
            <text:p>3,86</text:p>
          </table:table-cell>
          <table:table-cell table:style-name="ce3" table:formula="of:=2808.3808 * [.A20]^4 - 43560.9157 * [.A20]^3 + 252848.5888 * [.A20]^2 - 650767.4615 * [.A20] + 626532.5703" office:value-type="float" office:value="72.901036726078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3.88" calcext:value-type="float">
            <text:p>3,88</text:p>
          </table:table-cell>
          <table:table-cell table:style-name="ce3" table:formula="of:=2808.3808 * [.A21]^4 - 43560.9157 * [.A21]^3 + 252848.5888 * [.A21]^2 - 650767.4615 * [.A21] + 626532.5703" office:value-type="float" office:value="76.1000474938192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float" office:value="3.9" calcext:value-type="float">
            <text:p>3,90</text:p>
          </table:table-cell>
          <table:table-cell table:style-name="ce3" table:formula="of:=2808.3808 * [.A22]^4 - 43560.9157 * [.A22]^3 + 252848.5888 * [.A22]^2 - 650767.4615 * [.A22] + 626532.5703" office:value-type="float" office:value="78.8763229802717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float" office:value="3.92" calcext:value-type="float">
            <text:p>3,92</text:p>
          </table:table-cell>
          <table:table-cell table:style-name="ce3" table:formula="of:=2808.3808 * [.A23]^4 - 43560.9157 * [.A23]^3 + 252848.5888 * [.A23]^2 - 650767.4615 * [.A23] + 626532.5703" office:value-type="float" office:value="81.2364626824856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3.94" calcext:value-type="float">
            <text:p>3,94</text:p>
          </table:table-cell>
          <table:table-cell table:style-name="ce3" table:formula="of:=2808.3808 * [.A24]^4 - 43560.9157 * [.A24]^3 + 252848.5888 * [.A24]^2 - 650767.4615 * [.A24] + 626532.5703" office:value-type="float" office:value="83.1978502816055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3.96" calcext:value-type="float">
            <text:p>3,96</text:p>
          </table:table-cell>
          <table:table-cell table:style-name="ce3" table:formula="of:=2808.3808 * [.A25]^4 - 43560.9157 * [.A25]^3 + 252848.5888 * [.A25]^2 - 650767.4615 * [.A25] + 626532.5703" office:value-type="float" office:value="84.7886536403093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3.98" calcext:value-type="float">
            <text:p>3,98</text:p>
          </table:table-cell>
          <table:table-cell table:style-name="ce3" table:formula="of:=2808.3808 * [.A26]^4 - 43560.9157 * [.A26]^3 + 252848.5888 * [.A26]^2 - 650767.4615 * [.A26] + 626532.5703" office:value-type="float" office:value="86.0478248042054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,00</text:p>
          </table:table-cell>
          <table:table-cell table:style-name="ce3" table:formula="of:=2808.3808 * [.A27]^4 - 43560.9157 * [.A27]^3 + 252848.5888 * [.A27]^2 - 650767.4615 * [.A27] + 626532.5703" office:value-type="float" office:value="87.025100000202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float" office:value="4.02" calcext:value-type="float">
            <text:p>4,02</text:p>
          </table:table-cell>
          <table:table-cell table:style-name="ce3" table:formula="of:=2808.3808 * [.A28]^4 - 43560.9157 * [.A28]^3 + 252848.5888 * [.A28]^2 - 650767.4615 * [.A28] + 626532.5703" office:value-type="float" office:value="87.7809996379074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float" office:value="4.04" calcext:value-type="float">
            <text:p>4,04</text:p>
          </table:table-cell>
          <table:table-cell table:style-name="ce3" table:formula="of:=2808.3808 * [.A29]^4 - 43560.9157 * [.A29]^3 + 252848.5888 * [.A29]^2 - 650767.4615 * [.A29] + 626532.5703" office:value-type="float" office:value="88.3868283091579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float" office:value="4.06" calcext:value-type="float">
            <text:p>4,06</text:p>
          </table:table-cell>
          <table:table-cell table:style-name="ce3" table:formula="of:=2808.3808 * [.A30]^4 - 43560.9157 * [.A30]^3 + 252848.5888 * [.A30]^2 - 650767.4615 * [.A30] + 626532.5703" office:value-type="float" office:value="88.9246747882571" calcext:value-type="float">
            <text:p>89</text:p>
          </table:table-cell>
          <table:table-cell table:number-columns-repeated="1021"/>
        </table:table-row>
        <table:table-row table:style-name="ro1">
          <table:table-cell office:value-type="float" office:value="4.08" calcext:value-type="float">
            <text:p>4,08</text:p>
          </table:table-cell>
          <table:table-cell table:style-name="ce3" table:formula="of:=2808.3808 * [.A31]^4 - 43560.9157 * [.A31]^3 + 252848.5888 * [.A31]^2 - 650767.4615 * [.A31] + 626532.5703" office:value-type="float" office:value="89.4874120324385" calcext:value-type="float">
            <text:p>89</text:p>
          </table:table-cell>
          <table:table-cell table:number-columns-repeated="1021"/>
        </table:table-row>
        <table:table-row table:style-name="ro1">
          <table:table-cell office:value-type="float" office:value="4.1" calcext:value-type="float">
            <text:p>4,10</text:p>
          </table:table-cell>
          <table:table-cell table:style-name="ce3" table:formula="of:=2808.3808 * [.A32]^4 - 43560.9157 * [.A32]^3 + 252848.5888 * [.A32]^2 - 650767.4615 * [.A32] + 626532.5703" office:value-type="float" office:value="90.1786971811671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4.12" calcext:value-type="float">
            <text:p>4,12</text:p>
          </table:table-cell>
          <table:table-cell table:style-name="ce3" table:formula="of:=2808.3808 * [.A33]^4 - 43560.9157 * [.A33]^3 + 252848.5888 * [.A33]^2 - 650767.4615 * [.A33] + 626532.5703" office:value-type="float" office:value="91.1129715510178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float" office:value="4.14" calcext:value-type="float">
            <text:p>4,14</text:p>
          </table:table-cell>
          <table:table-cell table:style-name="ce3" table:formula="of:=2808.3808 * [.A34]^4 - 43560.9157 * [.A34]^3 + 252848.5888 * [.A34]^2 - 650767.4615 * [.A34] + 626532.5703" office:value-type="float" office:value="92.4154606515076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4.16" calcext:value-type="float">
            <text:p>4,16</text:p>
          </table:table-cell>
          <table:table-cell table:style-name="ce3" table:formula="of:=2808.3808 * [.A35]^4 - 43560.9157 * [.A35]^3 + 252848.5888 * [.A35]^2 - 650767.4615 * [.A35] + 626532.5703" office:value-type="float" office:value="94.2221741627436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float" office:value="4.18" calcext:value-type="float">
            <text:p>4,18</text:p>
          </table:table-cell>
          <table:table-cell table:style-name="ce3" table:formula="of:=2808.3808 * [.A36]^4 - 43560.9157 * [.A36]^3 + 252848.5888 * [.A36]^2 - 650767.4615 * [.A36] + 626532.5703" office:value-type="float" office:value="96.6799059559125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float" office:value="4.2" calcext:value-type="float">
            <text:p>4,20</text:p>
          </table:table-cell>
          <table:table-cell table:style-name="ce3" table:formula="of:=2808.3808 * [.A37]^4 - 43560.9157 * [.A37]^3 + 252848.5888 * [.A37]^2 - 650767.4615 * [.A37] + 626532.5703" office:value-type="float" office:value="99.946234080242" calcext:value-type="float">
            <text:p>100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ce3"/>
          <table:table-cell table:number-columns-repeated="1021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1:03:19.153811444</meta:creation-date>
    <dc:date>2020-01-22T21:48:39.090362883</dc:date>
    <meta:editing-duration>PT22M13S</meta:editing-duration>
    <meta:editing-cycles>3</meta:editing-cycles>
    <meta:generator>LibreOffice/6.0.7.3$Linux_X86_64 LibreOffice_project/00m0$Build-3</meta:generator>
    <meta:document-statistic meta:table-count="1" meta:cell-count="74" meta:object-count="0"/>
  </office:meta>
</office:document-meta>
</file>